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Time Period</text:p>
          </table:table-cell>
          <table:table-cell office:value-type="string">
            <text:p>Product Name</text:p>
          </table:table-cell>
          <table:table-cell office:value-type="string">
            <text:p>Colour</text:p>
          </table:table-cell>
          <table:table-cell office:value-type="string">
            <text:p>Performance</text:p>
          </table:table-cell>
          <table:table-cell office:value-type="string">
            <text:p>Battery Performance</text:p>
          </table:table-cell>
          <table:table-cell office:value-type="string">
            <text:p>Camera</text:p>
          </table:table-cell>
          <table:table-cell office:value-type="string">
            <text:p>Speed</text:p>
          </table:table-cell>
          <table:table-cell office:value-type="string">
            <text:p>Sound Performance</text:p>
          </table:table-cell>
          <table:table-cell office:value-type="string">
            <text:p>Charging Duration</text:p>
          </table:table-cell>
          <table:table-cell office:value-type="string">
            <text:p>Heat Releasing</text:p>
          </table:table-cell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2016-2017</text:p>
          </table:table-cell>
          <table:table-cell office:value-type="string">
            <text:p>Smart Phone</text:p>
          </table:table-cell>
          <table:table-cell office:value-type="string">
            <text:p>Bright</text:p>
          </table:table-cell>
          <table:table-cell office:value-type="string">
            <text:p>Excellent</text:p>
          </table:table-cell>
          <table:table-cell office:value-type="string">
            <text:p>1 Day</text:p>
          </table:table-cell>
          <table:table-cell office:value-type="string">
            <text:p>Excellent</text:p>
          </table:table-cell>
          <table:table-cell office:value-type="string">
            <text:p>Fast</text:p>
          </table:table-cell>
          <table:table-cell office:value-type="string">
            <text:p>Excellent</text:p>
          </table:table-cell>
          <table:table-cell office:value-type="string">
            <text:p>50min</text:p>
          </table:table-cell>
          <table:table-cell office:value-type="string">
            <text:p>No</text:p>
          </table:table-cell>
          <table:table-cell office:value-type="string">
            <text:p>Excellent</text:p>
          </table:table-cell>
        </table:table-row>
        <table:table-row table:style-name="ro1">
          <table:table-cell office:value-type="string">
            <text:p>2017-2018</text:p>
          </table:table-cell>
          <table:table-cell office:value-type="string">
            <text:p>Smart Phone</text:p>
          </table:table-cell>
          <table:table-cell office:value-type="string">
            <text:p>Bright</text:p>
          </table:table-cell>
          <table:table-cell office:value-type="string">
            <text:p>Excellent</text:p>
          </table:table-cell>
          <table:table-cell office:value-type="string">
            <text:p>23hrs</text:p>
          </table:table-cell>
          <table:table-cell office:value-type="string">
            <text:p>Excellent</text:p>
          </table:table-cell>
          <table:table-cell office:value-type="string">
            <text:p>Fast</text:p>
          </table:table-cell>
          <table:table-cell office:value-type="string">
            <text:p>Excellent</text:p>
          </table:table-cell>
          <table:table-cell office:value-type="string">
            <text:p>55min</text:p>
          </table:table-cell>
          <table:table-cell office:value-type="string">
            <text:p>No</text:p>
          </table:table-cell>
          <table:table-cell office:value-type="string">
            <text:p>Excellent</text:p>
          </table:table-cell>
        </table:table-row>
        <table:table-row table:style-name="ro1">
          <table:table-cell office:value-type="string">
            <text:p>2018-2019</text:p>
          </table:table-cell>
          <table:table-cell office:value-type="string">
            <text:p>Smart Phone</text:p>
          </table:table-cell>
          <table:table-cell office:value-type="string">
            <text:p>Bright</text:p>
          </table:table-cell>
          <table:table-cell office:value-type="string">
            <text:p>Better</text:p>
          </table:table-cell>
          <table:table-cell office:value-type="string">
            <text:p>20hrs</text:p>
          </table:table-cell>
          <table:table-cell office:value-type="string">
            <text:p>Better</text:p>
          </table:table-cell>
          <table:table-cell office:value-type="string">
            <text:p>Normal</text:p>
          </table:table-cell>
          <table:table-cell office:value-type="string">
            <text:p>Better</text:p>
          </table:table-cell>
          <table:table-cell office:value-type="string">
            <text:p>1hr</text:p>
          </table:table-cell>
          <table:table-cell office:value-type="string">
            <text:p>No</text:p>
          </table:table-cell>
          <table:table-cell office:value-type="string">
            <text:p>Better</text:p>
          </table:table-cell>
        </table:table-row>
        <table:table-row table:style-name="ro1">
          <table:table-cell office:value-type="string">
            <text:p>2019-2020</text:p>
          </table:table-cell>
          <table:table-cell office:value-type="string">
            <text:p>Smart Phone</text:p>
          </table:table-cell>
          <table:table-cell office:value-type="string">
            <text:p>Dull</text:p>
          </table:table-cell>
          <table:table-cell office:value-type="string">
            <text:p>Better</text:p>
          </table:table-cell>
          <table:table-cell office:value-type="string">
            <text:p>18hrs</text:p>
          </table:table-cell>
          <table:table-cell office:value-type="string">
            <text:p>Good</text:p>
          </table:table-cell>
          <table:table-cell office:value-type="string">
            <text:p>Normal</text:p>
          </table:table-cell>
          <table:table-cell office:value-type="string">
            <text:p>Good</text:p>
          </table:table-cell>
          <table:table-cell office:value-type="string">
            <text:p>1hr 10min</text:p>
          </table:table-cell>
          <table:table-cell office:value-type="string">
            <text:p>Slightly</text:p>
          </table:table-cell>
          <table:table-cell office:value-type="string">
            <text:p>Better</text:p>
          </table:table-cell>
        </table:table-row>
        <table:table-row table:style-name="ro1">
          <table:table-cell office:value-type="string">
            <text:p>2020-2021</text:p>
          </table:table-cell>
          <table:table-cell office:value-type="string">
            <text:p>Smart Phone</text:p>
          </table:table-cell>
          <table:table-cell office:value-type="string">
            <text:p>Dull</text:p>
          </table:table-cell>
          <table:table-cell office:value-type="string">
            <text:p>Good</text:p>
          </table:table-cell>
          <table:table-cell office:value-type="string">
            <text:p>12hrs</text:p>
          </table:table-cell>
          <table:table-cell office:value-type="string">
            <text:p>Good</text:p>
          </table:table-cell>
          <table:table-cell office:value-type="string">
            <text:p>Slow</text:p>
          </table:table-cell>
          <table:table-cell office:value-type="string">
            <text:p>Good</text:p>
          </table:table-cell>
          <table:table-cell office:value-type="string">
            <text:p>1hr 20min</text:p>
          </table:table-cell>
          <table:table-cell office:value-type="string">
            <text:p>Lightly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2021-2022</text:p>
          </table:table-cell>
          <table:table-cell office:value-type="string">
            <text:p>Smart Phone</text:p>
          </table:table-cell>
          <table:table-cell office:value-type="string">
            <text:p>Dull</text:p>
          </table:table-cell>
          <table:table-cell office:value-type="string">
            <text:p>Good</text:p>
          </table:table-cell>
          <table:table-cell office:value-type="string">
            <text:p>7hrs</text:p>
          </table:table-cell>
          <table:table-cell office:value-type="string">
            <text:p>Bad</text:p>
          </table:table-cell>
          <table:table-cell office:value-type="string">
            <text:p>Slow</text:p>
          </table:table-cell>
          <table:table-cell office:value-type="string">
            <text:p>Normal</text:p>
          </table:table-cell>
          <table:table-cell office:value-type="string">
            <text:p>1hr 30min</text:p>
          </table:table-cell>
          <table:table-cell office:value-type="string">
            <text:p>Lightly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2022-2023</text:p>
          </table:table-cell>
          <table:table-cell office:value-type="string">
            <text:p>Smart Phone</text:p>
          </table:table-cell>
          <table:table-cell office:value-type="string">
            <text:p>Shaded</text:p>
          </table:table-cell>
          <table:table-cell office:value-type="string">
            <text:p>Bad</text:p>
          </table:table-cell>
          <table:table-cell office:value-type="string">
            <text:p>3hrs</text:p>
          </table:table-cell>
          <table:table-cell office:value-type="string">
            <text:p>Blur</text:p>
          </table:table-cell>
          <table:table-cell office:value-type="string">
            <text:p>Hanging</text:p>
          </table:table-cell>
          <table:table-cell office:value-type="string">
            <text:p>Low</text:p>
          </table:table-cell>
          <table:table-cell office:value-type="string">
            <text:p>1hr 50min</text:p>
          </table:table-cell>
          <table:table-cell office:value-type="string">
            <text:p>More</text:p>
          </table:table-cell>
          <table:table-cell office:value-type="string">
            <text:p>Failed</text:p>
          </table:table-cell>
        </table:table-row>
        <table:table-row table:style-name="ro1">
          <table:table-cell office:value-type="string">
            <text:p>2023-2024</text:p>
          </table:table-cell>
          <table:table-cell office:value-type="string">
            <text:p>Smart Phone</text:p>
          </table:table-cell>
          <table:table-cell office:value-type="string">
            <text:p>Shaded</text:p>
          </table:table-cell>
          <table:table-cell office:value-type="string">
            <text:p>Bad</text:p>
          </table:table-cell>
          <table:table-cell office:value-type="string">
            <text:p>1hr</text:p>
          </table:table-cell>
          <table:table-cell office:value-type="string">
            <text:p>Blur</text:p>
          </table:table-cell>
          <table:table-cell office:value-type="string">
            <text:p>Hanging</text:p>
          </table:table-cell>
          <table:table-cell office:value-type="string">
            <text:p>Low</text:p>
          </table:table-cell>
          <table:table-cell office:value-type="string">
            <text:p>2hrs</text:p>
          </table:table-cell>
          <table:table-cell office:value-type="string">
            <text:p>More</text:p>
          </table:table-cell>
          <table:table-cell office:value-type="string">
            <text:p>Fail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0">10/12/2024</text:date>, <text:time>00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lesh </meta:initial-creator>
    <meta:creation-date>2024-12-09T23:38:16.77</meta:creation-date>
    <dc:date>2024-12-10T00:05:19.63</dc:date>
    <dc:creator>kamalesh </dc:creator>
    <meta:editing-duration>PT9M22S</meta:editing-duration>
    <meta:editing-cycles>1</meta:editing-cycles>
    <meta:document-statistic meta:table-count="3" meta:cell-count="99" meta:object-count="0"/>
    <meta:generator>OpenOffice/4.1.15$Win32 OpenOffice.org_project/4115m2$Build-9813</meta:generator>
  </office:meta>
</office:document-meta>
</file>